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ální" style:family="paragraph">
      <style:text-properties fo:font-size="12pt" style:font-size-asian="12pt" style:font-size-complex="12pt"/>
    </style:style>
    <style:style style:name="P3" style:parent-style-name="Normální" style:family="paragraph">
      <style:text-properties fo:font-size="12pt" style:font-size-asian="12pt" style:font-size-complex="12pt"/>
    </style:style>
    <style:style style:name="P4" style:parent-style-name="Normální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Dokumentace k převzetí článku<text:s/></text:p>
      <text:p text:style-name="P2">Převzetí článku bude vždy předcházet recenze od recenzenta a vyplnění recenzního formuláře.<text:s/></text:p>
      <text:p text:style-name="P3">V případě, že s recenzí a následnou korekturou bude souhlasit i autor, článek bude publikován. (Bude změněno nastavení private a článek se stane přístupným pro čtenáře)<text:s/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áš Král</meta:initial-creator>
    <dc:creator>Tomáš Král</dc:creator>
    <meta:creation-date>2022-12-11T14:44:00Z</meta:creation-date>
    <dc:date>2022-12-11T14:53:00Z</dc:date>
    <meta:template xlink:href="Normal.dotm" xlink:type="simple"/>
    <meta:editing-cycles>1</meta:editing-cycles>
    <meta:editing-duration>PT540S</meta:editing-duration>
    <meta:document-statistic meta:page-count="1" meta:paragraph-count="1" meta:word-count="42" meta:character-count="294" meta:row-count="2" meta:non-whitespace-character-count="253"/>
  </office:meta>
</office:document-meta>
</file>